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5_15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2, FF 5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, Hebrew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189?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Judaism--History., Levi Ben Gershom, 1288-1344.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0</text:p>
      <text:p text:style-name="P6">Number of Sheets<text:tab/><text:tab/><text:tab/><text:tab/>4</text:p>
      <text:p text:style-name="P6">Fragment<text:tab/><text:tab/><text:tab/><text:tab/><text:tab/></text:p>
      <text:p text:style-name="P6">Pagination <text:tab/><text:tab/><text:tab/><text:tab/><text:tab/>Y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Gersonides, Saadiah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Letterhead]</text:p>
      <text:p text:style-name="P3">S. MORAIS,/</text:p>
      <text:p text:style-name="P3">546 N. FIFTH STREET./</text:p>
      <text:p text:style-name="P4">PHILADELPHIA, <text:s/>189/</text:p>
      <text:p text:style-name="P4"/>
      <text:p text:style-name="P3">[Front Cover]</text:p>
      <text:p text:style-name="P2">S. MORAIS,/</text:p>
      <text:p text:style-name="P2">546 N. FIFTH STREET,/</text:p>
      <text:p text:style-name="P2">PHILADELPHIA./</text:p>
      <text:p text:style-name="P2"/>
      <text:p text:style-name="P2">Post Biblical/</text:p>
      <text:p text:style-name="P2">58/</text:p>
      <text:p text:style-name="P2"/>
      <text:p text:style-name="P3">[Page 1]</text:p>
      <text:p text:style-name="P3">The sketch which I began, in the course of my series,/ relative to Gersonides, the renowned French Jew of/ Bagnoles, who flourished in the fourteenth century,/ would do that author injustice, if, after my having/ alluded to his principal work in disparaging terms,/ I did not show internal evidences supporting my views./ <text:s/>Let me then explain what the book <text:span text:style-name="T2">Milchamoth</text:span><text:span text:style-name="T3">/ </text:span><text:span text:style-name="T2">Ha-Shem</text:span><text:span text:style-name="T3"> really contains. <text:s/>It is divided into six parts, or treatises. <text:s/>The first treatise/ devotes its fourteen chapters to the subject of im-/-mortality. <text:s/>I will acknowledge at once that I share/ the opinion of orthodox thinkers about the wis-/-dom of our </text:span><text:span text:style-name="T4">prophets</text:span><text:span text:style-name="T5"> inspired writers. <text:s/>They purposely abstained/ from discussing a topic beyond </text:span><text:soft-page-break/><text:span text:style-name="T5">human comprehension./ <text:s/>That they believed in a hereafter, their ingenious/ words and their actions prove beyond a shadow of a doubt./ <text:s/>For, what means the frequent phrase to be gathered/ to one's fathers, or to one's people after death;/ what the expression [Hebrew] met in Holy Writ?--/ "Thou wilt guide me with Thy counsel, and afterward/ take me on to glory," what else than an open avowal of a/ reunion with the departed and with </text:span><text:span text:style-name="T4">the</text:span><text:span text:style-name="T5"> the soul of the Universe; our spiritual Lord?/</text:span></text:p>
      <text:p text:style-name="P3"><text:span text:style-name="T5"/></text:p>
      <text:p text:style-name="P3"><text:span text:style-name="T5">[Page 2]</text:span></text:p>
      <text:p text:style-name="P3"><text:span text:style-name="T5">Again: did Aaron, dreading the extinction of </text:span><text:span text:style-name="T4">the</text:span><text:span text:style-name="T5"> his/ soul with the dissolution of the body, lament when asked to prepare himself/ to leave this earth, or did Moses complain, when/ the sentence went forth that he would pass away/ from hence, after having surveyed the promised land/ from the top of Pisgah? <text:s/>No: both believed that [Hebrew] The Lord causeth to die &amp; maketh alive, He bringeth down to the grave &amp; bringeth up again" <text:s/>I could multiply/ proofs corroborative of the fact, that our Bible/ teaches immortality, yet, it is very true that/ its lessons are mere allusions; not treatises./ <text:s/>Quite differently have some of our philosophers/ and Sages acted. <text:s/>Commencing with the famous/ Saadiah, who presided over the Rabbinical aca-/-demy at Sura in Persia during the tenth cen-/-tury, down to the illustrious Mendelssohn of/ last century, Jewish scholars gave us essays and volumes </text:span><text:span text:style-name="T4">were penned</text:span><text:span text:style-name="T5"> aiming to de-/-monstrate what is not palpably demonstrable to mor-/tal vision, but which </text:span><text:span text:style-name="T4">reasoning</text:span><text:span text:style-name="T5"> enlightened fiath must reasonably accept./ <text:s/>Gersonides was no exception to those who chose/ to descant upon that abstruse subject, but in/ the daringness of his investigations the French Jew distanced/ many. <text:s/>With an astonishing erudition he dwelt/ on ideas advanced by celebrated Greek and Arabian/</text:span></text:p>
      <text:p text:style-name="P3"><text:span text:style-name="T5"/></text:p>
      <text:p text:style-name="P3"><text:span text:style-name="T5">[Page 3]</text:span></text:p>
      <text:p text:style-name="P3"><text:span text:style-name="T5">philosophers, whom he partly refutes, setting forth/ at length his own notions, which we must con-/-sider just as objectionable, as those that he opposes./ <text:s/>According to him, the soul is not inherently im-/-mortal, but it can gain immortality by means/ of "an active intelligence" working with it ([Hebrew]). <text:s/>The greater/ the activity of that intelligence; the higher the degree/ of metaphysical knowledge gained through it, the/ greater and higher will be the eternal bliss hereafter./ <text:s/>And </text:span><text:span text:style-name="T4">in order</text:span><text:span text:style-name="T5"> imagining to fortify his notions by quotations, Gersonides gives/ a forced interpretation alike to </text:span><text:span text:style-name="T4">both</text:span><text:span text:style-name="T5"> Scripture and Talmud./ <text:s/>It was perhaps a qualm of conscience that urged the author to say at/ the conclusion of his first treatise, </text:span><text:span text:style-name="T4">the author said</text:span><text:span text:style-name="T5">/ what follows: "Should any one hold that </text:span><text:span text:style-name="T4">human</text:span><text:span text:style-name="T5"> everlasting/ happiness will be attained otherwise than we/ have stated, because he prefers to take to the letter/ what prophetic and legendary books have written,/ concerning reward and punishment after death, we/ are ready to admit our mental shortsightedness,/ although we shaped our views </text:span><text:span text:style-name="T4">after</text:span><text:span text:style-name="T5"> in a manner which/ we deem in full accord with our religion."/</text:span></text:p>
      <text:p text:style-name="P3"><text:span text:style-name="T5"/></text:p>
      <text:p text:style-name="P3"><text:span text:style-name="T5">[Page 4]</text:span></text:p>
      <text:p text:style-name="P3"><text:span text:style-name="T5">But in reality those views do not agree with/ Judaism, either Biblical or traditional. <text:s/>In none/ of our sacred books, we find that the soul is depend-/-ent on the profound learning which the active intel-/-lect could grasp, for its existence after it has left/ the body. <text:s/>The practise of virtue is the pass-/-port to the regions of immortality. <text:s/>Righteous-/-ness, not a mastery of sciences, </text:span><text:span text:style-name="T4">real or imaginary,</text:span><text:span text:style-name="T5"> positive or speculative/ is insisted upon by the teachers of Israel [Hebrew]/ "The memory of the </text:span><text:span text:style-name="T6">righteous</text:span><text:span text:style-name="T5"> is a blessing," writes/ the inspired moralist, and the Talmudists in/ their figurative language tell us that in the world/ to come the </text:span><text:span text:style-name="T6">righteous</text:span><text:span text:style-name="T5">, crowned in glory, enjoy the/ contemplation of the Divinity [Hebrew]/ [Hebrew] <text:s/>But unjewish </text:span><text:span text:style-name="T4">it is</text:span><text:span text:style-name="T5"> as it would be unjust, if true, is the theory/ of Gersonides and of the medieval school, because it would cut off the un-/-instructed young and all among mankind, in-/capable of deep researches, whereas we read [Hebrew]/ [Hebrew] "</text:span><text:span text:style-name="T6">I have</text:span><text:span text:style-name="T5"> made the souls..." </text:span><text:span text:style-name="T4">says</text:span><text:span text:style-name="T5"> saith the high and lofty/ one that inhabiteth eternity, whose name is Holy"/ <text:s/>The spirit breathed into us is from God, and/ like Him, it must be deathless, in </text:span><text:span text:style-name="T6">all</text:span><text:span text:style-name="T5"> human creatures./</text:span></text:p>
      <text:p text:style-name="P3"><text:span text:style-name="T5"/></text:p>
      <text:p text:style-name="P3"><text:soft-page-break/><text:span text:style-name="T5">[Page 5]</text:span></text:p>
      <text:p text:style-name="P7"><text:span text:style-name="T3">More objectionable</text:span><text:span text:style-name="T5"> Stranger and more startling still, is, in my judgment,/ the second treatise of </text:span><text:span text:style-name="T6">Milchamoth Ha-shem</text:span><text:span text:style-name="T5"> "the/ battles for the Lord" by Gersonides. <text:s/>Its eight chapters/ try to explain in what manner the knowledge/ of future events may be disclosed to man. <text:s/>Our/ philosopher firmly believed in dreams, he even/ credited the magic art, while he claimed to/ </text:span><text:span text:style-name="T3">put firm</text:span><text:span text:style-name="T5"> have a strong faith in prophecy. <text:s/>In all earnest-/-ness he thought that one could dream that a certain person went to/ a certain place, where he found another certain/ person, with whom he had a quarrel and that,/ having exchanged certain words, which brought on/ a fight, both were wounded in a certain part of the/ body. <text:s/>Gersonides actually held that such a dream/ will be realized in all its details. <text:s/>And how erratic/ must our philosophizer have been, who fancied that negros[sic!]/ are more apt than others to dream what will/ come to pass! <text:s/>In the course of his second treatise/ the author, who believed that the stars influence/ man's actions in various ways, assures his readers/ that it is possible for a physician to discover/</text:span></text:p>
      <text:p text:style-name="P7"><text:span text:style-name="T5"/></text:p>
      <text:p text:style-name="P7"><text:span text:style-name="T5">[Page 6]</text:span></text:p>
      <text:p text:style-name="P7"><text:span text:style-name="T5">in a dream effective remedies, and even from one/ who never studied medicine, to find out a cure to his/ own ailments. <text:s/>The most wonderful instance of/ foreknowledge through divination, or the magic/ art, is that told us of a boy six or seven/ years old. <text:s/>The child could answer all questions/ on subjects of which he was naturally ignorant/ because of his unripe age, and his replies proved/ invariably correct. <text:s/>Upon that Gerosnides philosophi-/-zes with his usual acuteness to carry out his/ point, and imagines that his far fetched supports/ from our sacred writings must solve all doubts/ rising in our minds. <text:s/>Would that he had remem-/-bered and been instructed by the sentence of Eccle-/-siastes [Hebrew]/ "In many dreams and vanities, there are many/ words, but fear thou God." <text:s/>It seems almost/ incredible that a man with a sound understand-/-ing--and Gersonides was confessedly a great scholar/ and thinker--would entertain and defend ideas/ against which common sense rebels, but many/ went astray </text:span><text:span text:style-name="T3">who</text:span><text:span text:style-name="T5"> in the middle ages and left common sense behind to follow</text:span><text:span text:style-name="T3">ed</text:span><text:span text:style-name="T5"> Greek and Arabian preceptors./</text:span></text:p>
      <text:p text:style-name="P7"><text:span text:style-name="T5"/></text:p>
      <text:p text:style-name="P7"><text:span text:style-name="T5">[Page 7]</text:span></text:p>
      <text:p text:style-name="P7"><text:span text:style-name="T5"><text:tab/>The six chapters of the third treatise/ of </text:span><text:span text:style-name="T6">Milchamoth Ha shem</text:span><text:span text:style-name="T5">, discuss a topic,/ which Maimonides with profound wisdom/ avoided by confessing man's incapacity ever to/ comprehend it; namely, how God knows all/ that happens in its every particular. <text:s/>The illus-/-trious Sage of Cordova in his </text:span><text:span text:style-name="T6">Moreh Nebuchim</text:span><text:span text:style-name="T5">/ reasoned to show that our endeavouring to discover/ that is tantamount to an </text:span><text:span text:style-name="T3">attempt</text:span><text:span text:style-name="T5"> arrogant conception on our part</text:span><text:span text:style-name="T3">, that to</text:span><text:span text:style-name="T5">/ </text:span><text:span text:style-name="T3">become ourselves we may ourselves may</text:span><text:span text:style-name="T5"> of our ability to become what God is. <text:s/>But Gersonides, who/ so admired his great predecessor, did not profit by/ the lesson. <text:s/>With a skill that reveals the extent/ of his reasoning powers and his vast learning, he/ subjects the question to every possible and impossible/ argument and arrives, after intellectual efforts, at/ a </text:span><text:span text:style-name="T3">decisive</text:span><text:span text:style-name="T5"> conclusion, which no believing Jew would dare accept./ <text:s/>Contrary to Maimonides, who did not consider it/ any detraction of man's mental faculties to say/ that we are inexpressibly too low to reach up/ to our Maker and discern how the knowledge/ of human affairs comes up to Him in the minutest/</text:span></text:p>
      <text:p text:style-name="P7"><text:span text:style-name="T5"/></text:p>
      <text:p text:style-name="P7"><text:span text:style-name="T5">[Page 8]</text:span></text:p>
      <text:p text:style-name="P7"><text:span text:style-name="T5">form, Gersonides lays down as his definite/ decision, that God has a general knowledge/ of what occurs to nations and communities, but/ none of what befalls </text:span><text:span text:style-name="T3">single</text:span><text:span text:style-name="T5"> individuals. <text:s/>Thus/ at a single </text:span><text:span text:style-name="T3">blow</text:span><text:span text:style-name="T5"> stroke the Jewish philosopher would/ cut </text:span><text:span text:style-name="T3">off</text:span><text:span text:style-name="T5"> asunder the precious golden thread that binds each/ of us to our blessed Creator. <text:s/>We may suffer, </text:span><text:span text:style-name="T3">and</text:span><text:span text:style-name="T5"> but/ our suffering remains hidden from Him. <text:s/>Our/ prayers can be of no avail. <text:s/>The Lord attends/ to the wants of peoples and nations, not of persons./ <text:s/>We, who </text:span><text:span text:style-name="T3">so</text:span><text:span text:style-name="T5"> daily so address </text:span><text:span text:style-name="T3">so</text:span><text:span text:style-name="T5"> the Deity [Hebrew]/ "Thou hearest the prayer of every mouth," reject/ the soul-withering theory of the French Jewish philosopher./ <text:s/>He does </text:span><text:span text:style-name="T3">try</text:span><text:span text:style-name="T5"> strive hard, as usual to pull the Bible after his/ own manner of thinking with the ropes which his/ fancy manufactured, but in doing so, he twist Holy/ Writ out of all shape. <text:s/>We on the contrary read it just as it stands/ plainly enough not to </text:span><text:span text:style-name="T3">be </text:span><text:soft-page-break/><text:span text:style-name="T3">misunderstood.</text:span><text:span text:style-name="T5"> leave room for a misapprehension. <text:s/>All/ will recall the address of Moses shortly before/ his death. <text:s/>In it the arch prophet adjured every Israelite to/ remain faithful to the covenant of the Lord, both/ him that was then </text:span><text:span text:style-name="T3">present and any who did not</text:span><text:span text:style-name="T5"> hearing the admonition and all/ </text:span></text:p>
      <text:p text:style-name="P7"><text:span text:style-name="T5"/></text:p>
      <text:p text:style-name="P7"><text:span text:style-name="T5">[Page 9]</text:span></text:p>
      <text:p text:style-name="P7"><text:span text:style-name="T3">attend that</text:span><text:span text:style-name="T5"> that were not present at the memorable assemblage./ <text:s/>But should a man, or woman, a family or/ tribe wickedly say [Hebrew]/ "It will be well with me though I should/ walk in the stubborness[sic!] of my heart"--imagining/ that in the prosperity of the whole nation, the/ prosperity of the individual must necessarily/ follow, the Lord will not forgive such [Hebrew]/ But He will make him, or her, or them feel the/ weight of Divine wrath [Hebrew]/ A still clearer </text:span><text:span text:style-name="T3">evidence</text:span><text:span text:style-name="T5"> assertion of God's knowledge of/ every human action is the sentence in Leviticus, where/ the brutal worship of Moloch, to which innocent/ babes were sacrificed is strongly condemned. <text:s/>We read/ that if the people of the land shall ignore the man's/ crime of having given some of his offspring to the/ Moloch, God will set His face against that man/ and his accomplices and destroy them. <text:s/>[Hebrew] </text:span><text:span text:style-name="T3">[Hebrew]</text:span><text:span text:style-name="T5"> [Hebrew]/ </text:span><text:span text:style-name="T3">[Hebrew]</text:span><text:span text:style-name="T5"> [Hebrew] <text:s/>Too many/ of our thinkers of the middle ages were befogged/ by the lurid lights which Aristotle and his sworn/</text:span></text:p>
      <text:p text:style-name="P7"><text:span text:style-name="T5"/></text:p>
      <text:p text:style-name="P7"><text:span text:style-name="T5">[Page 10]</text:span></text:p>
      <text:p text:style-name="P7"><text:span text:style-name="T5">adherents raised high, so that what our/ prophets wrote could no longer be deciphered,/ but we simple-hearted, uninfluenced by a distorted/ philosophy, read our Bible straightly, and do not have/ </text:span><text:span text:style-name="T3">not</text:span><text:span text:style-name="T5"> the temerity to ask how God knows us/ and our wishes and our wants. <text:s/></text:span><text:span text:style-name="T3">Our hear</text:span><text:span text:style-name="T5"> We feel/ like Elihu of old [Hebrew]/ "that His eyes are upon the ways of man and/ and[sic!] He sees all his steps," and we humbly </text:span><text:span text:style-name="T3">lo</text:span><text:span text:style-name="T5"> bow to/ to[sic!] the declaration of the son of Amoz in the name/ of his heavenly Master [Hebrew]/ [Hebrew]/ "My thoughts are not your thoughts, neither are/ your ways My ways, saith the Lord. <text:s/>For, as the/ heavens are higher </text:span><text:span text:style-name="T3">are higher</text:span><text:span text:style-name="T5"> than the earth, so/ are My ways higher than your ways, and My/ thoughts than your thoughts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4T11:31:45.13</meta:creation-date>
    <meta:document-statistic meta:table-count="0" meta:image-count="0" meta:object-count="0" meta:page-count="5" meta:paragraph-count="90" meta:word-count="2062" meta:character-count="12698"/>
    <dc:date>2013-01-14T13:13:02.33</dc:date>
    <meta:editing-duration>PT6M34S</meta:editing-duration>
    <meta:editing-cycles>1</meta:editing-cycles>
    <meta:generator>OpenOffice.org/3.4.1$Win32 OpenOffice.org_project/341m1$Build-9593</meta:generator>
  </office:meta>
</office:document-meta>
</file>